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0639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6" style:family="table">
      <style:table-properties style:width="7.4688in" table:align="margins"/>
    </style:style>
    <style:style style:name="Table26.A" style:family="table-column">
      <style:table-column-properties style:column-width="3.734in" style:rel-column-width="32767*"/>
    </style:style>
    <style:style style:name="Table26.B" style:family="table-column">
      <style:table-column-properties style:column-width="3.7347in" style:rel-column-width="32768*"/>
    </style:style>
    <style:style style:name="Table26.1" style:family="table-row">
      <style:table-row-properties style:min-row-height="0.0639in"/>
    </style:style>
    <style:style style:name="Table2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7" style:family="table">
      <style:table-properties style:width="7.4688in" table:align="margins"/>
    </style:style>
    <style:style style:name="Table27.A" style:family="table-column">
      <style:table-column-properties style:column-width="3.734in" style:rel-column-width="32767*"/>
    </style:style>
    <style:style style:name="Table27.B" style:family="table-column">
      <style:table-column-properties style:column-width="3.7347in" style:rel-column-width="32768*"/>
    </style:style>
    <style:style style:name="Table2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8" style:family="table">
      <style:table-properties style:width="7.4688in" table:align="margins"/>
    </style:style>
    <style:style style:name="Table28.A" style:family="table-column">
      <style:table-column-properties style:column-width="7.4688in" style:rel-column-width="65535*"/>
    </style:style>
    <style:style style:name="Table2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4in" style:rel-column-width="32767*"/>
    </style:style>
    <style:style style:name="Table17.B" style:family="table-column">
      <style:table-column-properties style:column-width="3.7347in" style:rel-column-width="32768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3.734in" style:rel-column-width="32767*"/>
    </style:style>
    <style:style style:name="Table18.B" style:family="table-column">
      <style:table-column-properties style:column-width="3.7347in" style:rel-column-width="32768*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7.4688in" style:rel-column-width="65535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303599"/>
    </style:style>
    <style:style style:name="P3" style:family="paragraph" style:parent-style-name="Location">
      <style:paragraph-properties fo:text-align="end" style:justify-single-word="false"/>
      <style:text-properties officeooo:paragraph-rsid="00336ec9"/>
    </style:style>
    <style:style style:name="P4" style:family="paragraph" style:parent-style-name="Location">
      <style:paragraph-properties fo:text-align="end" style:justify-single-word="false"/>
      <style:text-properties officeooo:paragraph-rsid="0056316d"/>
    </style:style>
    <style:style style:name="P5" style:family="paragraph" style:parent-style-name="Location">
      <style:paragraph-properties fo:text-align="end" style:justify-single-word="false"/>
      <style:text-properties officeooo:paragraph-rsid="0019a675"/>
    </style:style>
    <style:style style:name="P6" style:family="paragraph" style:parent-style-name="Location">
      <style:paragraph-properties fo:text-align="end" style:justify-single-word="false"/>
      <style:text-properties officeooo:paragraph-rsid="001d9aa5"/>
    </style:style>
    <style:style style:name="P7" style:family="paragraph" style:parent-style-name="Location">
      <style:paragraph-properties fo:text-align="end" style:justify-single-word="false"/>
      <style:text-properties officeooo:paragraph-rsid="002ad0d9"/>
    </style:style>
    <style:style style:name="P8" style:family="paragraph" style:parent-style-name="Location">
      <style:text-properties officeooo:rsid="00361790" officeooo:paragraph-rsid="0056316d"/>
    </style:style>
    <style:style style:name="P9" style:family="paragraph" style:parent-style-name="Location">
      <style:text-properties officeooo:rsid="00303599" officeooo:paragraph-rsid="00303599"/>
    </style:style>
    <style:style style:name="P10" style:family="paragraph" style:parent-style-name="Location">
      <style:text-properties officeooo:paragraph-rsid="0019a675"/>
    </style:style>
    <style:style style:name="P11" style:family="paragraph" style:parent-style-name="Location">
      <style:text-properties officeooo:rsid="001d9aa5" officeooo:paragraph-rsid="001d9aa5"/>
    </style:style>
    <style:style style:name="P12" style:family="paragraph" style:parent-style-name="Location">
      <style:text-properties officeooo:rsid="002ad0d9" officeooo:paragraph-rsid="002ad0d9"/>
    </style:style>
    <style:style style:name="P13" style:family="paragraph" style:parent-style-name="Role">
      <style:paragraph-properties fo:text-align="end" style:justify-single-word="false"/>
    </style:style>
    <style:style style:name="P14" style:family="paragraph" style:parent-style-name="Role">
      <style:paragraph-properties fo:text-align="end" style:justify-single-word="false"/>
      <style:text-properties officeooo:paragraph-rsid="00303599"/>
    </style:style>
    <style:style style:name="P15" style:family="paragraph" style:parent-style-name="Role">
      <style:paragraph-properties fo:text-align="end" style:justify-single-word="false"/>
      <style:text-properties officeooo:paragraph-rsid="00336ec9"/>
    </style:style>
    <style:style style:name="P16" style:family="paragraph" style:parent-style-name="Role">
      <style:paragraph-properties fo:text-align="end" style:justify-single-word="false"/>
      <style:text-properties officeooo:paragraph-rsid="001d9aa5"/>
    </style:style>
    <style:style style:name="P17" style:family="paragraph" style:parent-style-name="Role">
      <style:paragraph-properties fo:text-align="end" style:justify-single-word="false"/>
      <style:text-properties officeooo:paragraph-rsid="002ad0d9"/>
    </style:style>
    <style:style style:name="P18" style:family="paragraph" style:parent-style-name="Role">
      <style:text-properties officeooo:rsid="00303599" officeooo:paragraph-rsid="00303599"/>
    </style:style>
    <style:style style:name="P19" style:family="paragraph" style:parent-style-name="Role">
      <style:text-properties officeooo:rsid="00303599" officeooo:paragraph-rsid="00336ec9"/>
    </style:style>
    <style:style style:name="P20" style:family="paragraph" style:parent-style-name="Role">
      <style:text-properties officeooo:rsid="00303599" officeooo:paragraph-rsid="0056316d"/>
    </style:style>
    <style:style style:name="P21" style:family="paragraph" style:parent-style-name="Role">
      <style:text-properties officeooo:rsid="001d9aa5" officeooo:paragraph-rsid="001d9aa5"/>
    </style:style>
    <style:style style:name="P22" style:family="paragraph" style:parent-style-name="Role">
      <style:text-properties officeooo:rsid="002ad0d9" officeooo:paragraph-rsid="002ad0d9"/>
    </style:style>
    <style:style style:name="P23" style:family="paragraph" style:parent-style-name="Role">
      <style:paragraph-properties fo:text-align="end" style:justify-single-word="false"/>
      <style:text-properties officeooo:rsid="005bee61" officeooo:paragraph-rsid="0056316d"/>
    </style:style>
    <style:style style:name="P24" style:family="paragraph" style:parent-style-name="Impact" style:list-style-name="L1"/>
    <style:style style:name="P25" style:family="paragraph" style:parent-style-name="Impact" style:list-style-name="L1">
      <style:text-properties officeooo:rsid="002d8cba" officeooo:paragraph-rsid="00303599"/>
    </style:style>
    <style:style style:name="P26" style:family="paragraph" style:parent-style-name="Impact" style:list-style-name="L2">
      <style:text-properties officeooo:rsid="00361790" officeooo:paragraph-rsid="0056316d"/>
    </style:style>
    <style:style style:name="P27" style:family="paragraph" style:parent-style-name="Impact" style:list-style-name="L2">
      <style:text-properties officeooo:rsid="00361790" officeooo:paragraph-rsid="00361790"/>
    </style:style>
    <style:style style:name="P28" style:family="paragraph" style:parent-style-name="Impact" style:list-style-name="L3">
      <style:text-properties officeooo:rsid="00361790" officeooo:paragraph-rsid="00361790"/>
    </style:style>
    <style:style style:name="P29" style:family="paragraph" style:parent-style-name="Impact" style:list-style-name="L2">
      <style:text-properties officeooo:rsid="005bee61" officeooo:paragraph-rsid="005bee61"/>
    </style:style>
    <style:style style:name="P30" style:family="paragraph" style:parent-style-name="Impact" style:list-style-name="L2">
      <style:text-properties officeooo:rsid="0032061a" officeooo:paragraph-rsid="0032061a"/>
    </style:style>
    <style:style style:name="P31" style:family="paragraph" style:parent-style-name="Impact" style:list-style-name="L2">
      <style:text-properties officeooo:rsid="003282c0" officeooo:paragraph-rsid="003282c0"/>
    </style:style>
    <style:style style:name="P32" style:family="paragraph" style:parent-style-name="Impact" style:list-style-name="L4">
      <style:text-properties officeooo:paragraph-rsid="003a0977"/>
    </style:style>
    <style:style style:name="P33" style:family="paragraph" style:parent-style-name="Heading_20_2">
      <style:text-properties officeooo:paragraph-rsid="006b15f0"/>
    </style:style>
    <style:style style:name="P34" style:family="paragraph" style:parent-style-name="Heading_20_3">
      <style:text-properties officeooo:rsid="003a9b7e" officeooo:paragraph-rsid="003a9b7e"/>
    </style:style>
    <style:style style:name="P35" style:family="paragraph" style:parent-style-name="Heading_20_3">
      <style:text-properties officeooo:paragraph-rsid="006b15f0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3282c0"/>
    </style:style>
    <style:style style:name="T6" style:family="text">
      <style:text-properties style:text-underline-style="none" officeooo:rsid="005c4b33"/>
    </style:style>
    <style:style style:name="T7" style:family="text">
      <style:text-properties fo:color="#00007f"/>
    </style:style>
    <style:style style:name="T8" style:family="text">
      <style:text-properties officeooo:rsid="001b917f"/>
    </style:style>
    <style:style style:name="T9" style:family="text">
      <style:text-properties officeooo:rsid="001efd2d"/>
    </style:style>
    <style:style style:name="T10" style:family="text">
      <style:text-properties officeooo:rsid="0021e4ab"/>
    </style:style>
    <style:style style:name="T11" style:family="text">
      <style:text-properties officeooo:rsid="00260e52"/>
    </style:style>
    <style:style style:name="T12" style:family="text">
      <style:text-properties officeooo:rsid="002658f7"/>
    </style:style>
    <style:style style:name="T13" style:family="text">
      <style:text-properties officeooo:rsid="002ad0d9"/>
    </style:style>
    <style:style style:name="T14" style:family="text">
      <style:text-properties officeooo:rsid="002d8cba"/>
    </style:style>
    <style:style style:name="T15" style:family="text">
      <style:text-properties officeooo:rsid="00303599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3282c0"/>
    </style:style>
    <style:style style:name="T18" style:family="text">
      <style:text-properties officeooo:rsid="00336ec9"/>
    </style:style>
    <style:style style:name="T19" style:family="text">
      <style:text-properties officeooo:rsid="0036ec12"/>
    </style:style>
    <style:style style:name="T20" style:family="text">
      <style:text-properties officeooo:rsid="00377a2a"/>
    </style:style>
    <style:style style:name="T21" style:family="text">
      <style:text-properties officeooo:rsid="00423c0c"/>
    </style:style>
    <style:style style:name="T22" style:family="text">
      <style:text-properties officeooo:rsid="005137a0"/>
    </style:style>
    <style:style style:name="T23" style:family="text">
      <style:text-properties officeooo:rsid="0056316d"/>
    </style:style>
    <style:style style:name="T24" style:family="text">
      <style:text-properties officeooo:rsid="005c4b33"/>
    </style:style>
    <style:style style:name="T25" style:family="text">
      <style:text-properties officeooo:rsid="006244de"/>
    </style:style>
    <style:style style:name="T26" style:family="text">
      <style:text-properties officeooo:rsid="0067744b"/>
    </style:style>
    <style:style style:name="T27" style:family="text">
      <style:text-properties officeooo:rsid="00693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://bit.ly/personal-for-resume" text:style-name="Internet_20_link" text:visited-style-name="Visited_20_Internet_20_Link"><text:span text:style-name="T1">lorenzhofmannw.com</text:span></text:a> </text:p>
          </table:table-cell>
          <table:table-cell table:style-name="Table1.A1" office:value-type="string">
            <text:p text:style-name="Table_20_Content_20_Small"><text:a xlink:type="simple" xlink:href="http://bit.ly/github-for-resume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P35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3">October 2014 — Present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2090018482" text:style-name="L1">
              <text:list-item>
                <text:p text:style-name="P24">Grade: 1.8 ~ 3.2 (GPA); <text:span text:style-name="T22">expected graduation: February 2020</text:span></text:p>
              </text:list-item>
              <text:list-item>
                <text:p text:style-name="P24">Top 20% of 2017 graduation class</text:p>
              </text:list-item>
              <text:list-item>
                <text:p text:style-name="P24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3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83057759029345" text:continue-numbering="true" text:style-name="L1">
              <text:list-item>
                <text:p text:style-name="P24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University of Passau</text:p>
          </table:table-cell>
          <table:table-cell table:style-name="Table8.A1" office:value-type="string">
            <text:p text:style-name="P5"><text:span text:style-name="T8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3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83058386389286" text:continue-numbering="true" text:style-name="L1">
              <text:list-item>
                <text:p text:style-name="P24"><text:span text:style-name="T26">Investigated</text:span>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4"><text:span text:style-name="T26">Made</text:span> open-source contributions to the tensorflow (TF) library: <text:span text:style-name="T26">Migrated</text:span> adversarial attack methods (FGSM, PGM, SPSA) from TF 1 to TF 2 </text:p>
              </text:list-item>
              <text:list-item>
                <text:p text:style-name="P24">Used technologies: Python, <text:span text:style-name="T10">t</text:span>ensorflow, <text:span text:style-name="T1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Google Summer of Code</text:p>
          </table:table-cell>
          <table:table-cell table:style-name="Table11.A1" office:value-type="string">
            <text:p text:style-name="P6"><text:span text:style-name="T8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Google Summer of Code participant with API Client Tools at Google</text:p>
          </table:table-cell>
          <table:table-cell table:style-name="Table12.A1" office:value-type="string">
            <text:p text:style-name="P16"><text:span text:style-name="T9">May</text:span> — <text:span text:style-name="T9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83059254012507" text:continue-numbering="true" text:style-name="L1">
              <text:list-item>
                <text:p text:style-name="P24">Implemented <text:span text:style-name="T11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4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7"> </text:span>by converting the compiled Protocol Buffer representation into equivalent types which are processable by plugins</text:p>
              </text:list-item>
              <text:list-item>
                <text:p text:style-name="P24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7"> </text:span>post that explains how to set up a gRPC API with envoy given an OpenAPI description; <text:span text:style-name="T12">accumulated over 200 monthly readers</text:span></text:p>
              </text:list-item>
              <text:list-item>
                <text:p text:style-name="P24">Representation of this <text:span text:style-name="T14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24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">csneovias GmbH</text:p>
          </table:table-cell>
          <table:table-cell table:style-name="Table14.A1" office:value-type="string">
            <text:p text:style-name="P7"><text:span text:style-name="T13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2">Software engineer (working student)</text:p>
          </table:table-cell>
          <table:table-cell table:style-name="Table15.A1" office:value-type="string">
            <text:p text:style-name="P17"><text:span text:style-name="T13">March 2016</text:span> — <text:span text:style-name="T13">July</text:span> 201<text:span text:style-name="T13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183059386338110" text:continue-numbering="true" text:style-name="L1">
              <text:list-item>
                <text:p text:style-name="P25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25">Used technologies: JavaScript, ABAP, SAPUI5, OData protocol</text:p>
              </text:list-item>
            </text:list>
          </table:table-cell>
        </table:table-row>
      </table:table>
      <text:h text:style-name="P34" text:outline-level="3">PROJECTS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8"><text:span text:style-name="T23">Tik</text:span> <text:span text:style-name="T23">Tok</text:span></text:p>
          </table:table-cell>
          <table:table-cell table:style-name="Table26.A1" office:value-type="string">
            <text:p text:style-name="P4"><text:span text:style-name="T15">Graz, Austria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0">Creator </text:p>
          </table:table-cell>
          <table:table-cell table:style-name="Table27.A1" office:value-type="string">
            <text:p text:style-name="P23">since October 2019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list xml:id="list3855951229" text:style-name="L2">
              <text:list-item>
                <text:p text:style-name="P26">Launched a mathematical brain game as Amazon Echo <text:a xlink:type="simple" xlink:href="https://www.amazon.com/dp/B07ZP22L2T" text:style-name="Internet_20_link" text:visited-style-name="Visited_20_Internet_20_Link"><text:span text:style-name="T2">Skill</text:span></text:a> where users play against Alexa; accumulated over <text:span text:style-name="T27">13000</text:span> <text:span text:style-name="T23">monthly</text:span> users</text:p>
              </text:list-item>
              <text:list-item>
                <text:p text:style-name="P29">Qualified for the Alexa Developer Rewards program due to the high <text:span text:style-name="T24">user </text:span><text:a xlink:type="simple" xlink:href="https://drive.google.com/file/d/1F6ZkScoDgpi4fWwtMktkQ0SAa5ZHiop3/view?usp=sharing" text:style-name="Internet_20_link" text:visited-style-name="Visited_20_Internet_20_Link"><text:span text:style-name="T6">engagement</text:span></text:a><text:span text:style-name="T24"> (estimated annual income: $2000)</text:span></text:p>
              </text:list-item>
              <text:list-item>
                <text:p text:style-name="P26">Used technologies: Python, DynamoDB, AWS</text:p>
              </text:list-item>
            </text:list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">My Telegrams</text:p>
          </table:table-cell>
          <table:table-cell table:style-name="Table17.A1" office:value-type="string">
            <text:p text:style-name="P2"><text:span text:style-name="T15">Graz, Austria</text:span>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8">Creator</text:p>
          </table:table-cell>
          <table:table-cell table:style-name="Table18.A1" office:value-type="string">
            <text:p text:style-name="P14"><text:span text:style-name="T15">October 2017</text:span> — <text:span text:style-name="T15">January</text:span> 201<text:span text:style-name="T15">9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list xml:id="list183057701911476" text:continue-numbering="true" text:style-name="L2">
              <text:list-item>
                <text:p text:style-name="P30">Created an Amazon Echo Skill that enables users to send and to listen to messages via the Telegram Messenger</text:p>
              </text:list-item>
              <text:list-item>
                <text:p text:style-name="P30">Built a web server to connect the Skill to the Telegram API: Set up a REST API with Django and MySQL database; added social authentication, progressive web app support, OAuth, implemented push notification via Firebase; used a Python wrapper to communicate with the Telegram API, and used AWS for deployment; accumulated over 1300 users; <text:span text:style-name="T17">a </text:span><text:a xlink:type="simple" xlink:href="https://www.youtube.com/watch?v=1j1FhkBDjSo&amp;" text:style-name="Internet_20_link" text:visited-style-name="Visited_20_Internet_20_Link"><text:span text:style-name="T5">video</text:span></text:a><text:span text:style-name="T17"> of the skill in action</text:span> </text:p>
              </text:list-item>
              <text:list-item>
                <text:p text:style-name="P31">Used technologies: Python, TypeScript, <text:span text:style-name="T18">HTML5, CSS, Sass, Django, MySQL, Angular, AWS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Location"><text:a xlink:type="simple" xlink:href="http://lorenzhofmannw.com/" text:style-name="Internet_20_link" text:visited-style-name="Visited_20_Internet_20_Link"><text:span text:style-name="T16">lorenzhofmannw.com</text:span></text:a></text:p>
          </table:table-cell>
          <table:table-cell table:style-name="Table20.A1" office:value-type="string">
            <text:p text:style-name="P3"><text:span text:style-name="T15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9">Creator</text:p>
          </table:table-cell>
          <table:table-cell table:style-name="Table21.A1" office:value-type="string">
            <text:p text:style-name="P15"><text:span text:style-name="T18">March 2018</text:span> — <text:span text:style-name="T15">January</text:span> 201<text:span text:style-name="T15">9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183058023608586" text:continue-numbering="true" text:style-name="L2">
              <text:list-item>
                <text:p text:style-name="P27">Implemented a personal webpage with Angular to constitute my projects, thoughts, and world views</text:p>
              </text:list-item>
            </text:list>
          </table:table-cell>
        </table:table-row>
      </table:table>
      <text:h text:style-name="P34" text:outline-level="3">SKILLS</text:h>
      <text:list xml:id="list4212917776" text:style-name="L3">
        <text:list-item>
          <text:p text:style-name="P28">Languages &amp; Technologies: Proficient in Python, Golang; familiar with TypeScript, JavaScript, NumPy, pandas, SQL, Protocol Buffers, worked with Git, AWS, Django, Angular, <text:span text:style-name="T20">Keras</text:span>, tenso<text:span text:style-name="T20">rflow, gRPC, Alexa Skills Kit <text:tab/>SDK</text:span></text:p>
        </text:list-item>
      </text:list>
      <text:h text:style-name="P34" text:outline-level="3">ACTIVITIES <text:span text:style-name="T21">&amp;</text:span> REWARDS</text:h>
      <text:list xml:id="list3495831004" text:style-name="L4">
        <text:list-item>
          <text:p text:style-name="P32">Google Hash Code 2018: Rank 1545 out of 3012; Google kick start round B: Rank 1449 out of 2250 </text:p>
        </text:list-item>
        <text:list-item>
          <text:p text:style-name="P32">Active member of the student council at the University of Passau: Representing the interests of the students of the faculty </text:p>
        </text:list-item>
        <text:list-item>
          <text:p text:style-name="P32">Volunteer at the TCS New York City Marathon: Handing out drinks to the runners and motivating them </text:p>
        </text:list-item>
        <text:list-item>
          <text:p text:style-name="P32">Google Summer of Code stipend: Awarded $5400 stipend from Google </text:p>
        </text:list-item>
        <text:list-item>
          <text:p text:style-name="P32">AWS Promotional Credits for Alexa Skill developers: Monthly AWS costs of $100 are covered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20-02-26T18:30:56.896638747</dc:date>
    <meta:editing-duration>PT2H19M13S</meta:editing-duration>
    <meta:editing-cycles>60</meta:editing-cycles>
    <meta:generator>LibreOffice/6.2.5.2$MacOSX_X86_64 LibreOffice_project/1ec314fa52f458adc18c4f025c545a4e8b22c159</meta:generator>
    <meta:document-statistic meta:table-count="25" meta:image-count="0" meta:object-count="0" meta:page-count="1" meta:paragraph-count="68" meta:word-count="655" meta:character-count="4297" meta:non-whitespace-character-count="3702"/>
  </office:meta>
</office:document-meta>
</file>